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ADBB2F42C684CE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svg:stroke-width="0.053cm" svg:stroke-color="#00a933" draw:marker-start="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="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e6e905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color="#ff000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font-name-asian="Liberation Sans" style:font-size-asian="12pt" style:font-name-complex="Liberation Sans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999cm" svg:height="10.681cm" svg:x="1cm" svg:y="9.519cm">
          <draw:image xlink:href="Pictures/100002010000055600000300ADBB2F42C684CE0B.png" xlink:type="simple" xlink:show="embed" xlink:actuate="onLoad" loext:mime-type="image/png">
            <text:p text:style-name="P1"><text:span text:style-name="T1">θ</text:span><text:span text:style-name="T2">-90</text:span></text:p>
          </draw:image>
        </draw:frame>
        <draw:line draw:style-name="gr2" draw:text-style-name="P3" draw:layer="layout" svg:x1="8.7cm" svg:y1="13.96cm" svg:x2="14.4cm" svg:y2="13.96cm">
          <text:p/>
        </draw:line>
        <draw:line draw:style-name="gr2" draw:text-style-name="P3" draw:layer="layout" svg:x1="10.702cm" svg:y1="11.599cm" svg:x2="13.198cm" svg:y2="16.101cm">
          <text:p/>
        </draw:line>
        <draw:line draw:style-name="gr3" draw:text-style-name="P4" draw:layer="layout" svg:x1="9.1cm" svg:y1="15.736cm" svg:x2="14.1cm" svg:y2="12.736cm">
          <text:p text:style-name="P1"/>
        </draw:line>
        <draw:custom-shape draw:style-name="gr4" draw:text-style-name="P5" draw:layer="layout" svg:width="0.2cm" svg:height="0.2cm" svg:x="9.136cm" svg:y="13.9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2cm" svg:height="0.2cm" svg:x="11.836cm" svg:y="15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3T02:11:36.648570601</dc:date>
    <meta:editing-duration>P3DT11H25M33S</meta:editing-duration>
    <meta:editing-cycles>1</meta:editing-cycles>
    <meta:document-statistic meta:object-count="6"/>
    <meta:generator>LibreOffice/6.4.6.2$Linux_X86_64 LibreOffice_project/40$Build-2</meta:generator>
  </office:meta>
</office:document-meta>
</file>